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e6e6e6"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solid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solid"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132cm"/>
    </style:style>
    <style:style style:name="gr7" style:family="graphic" style:parent-style-name="standard">
      <style:graphic-properties draw:stroke="none" svg:stroke-color="#000000" draw:fill="none" draw:fill-color="#ffffff" fo:min-height="0.63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rect draw:style-name="gr1" draw:text-style-name="P1" draw:id="id5" draw:layer="layout" svg:width="7.5cm" svg:height="3cm" svg:x="7.75cm" svg:y="16.882cm">
            <text:p/>
          </draw:rect>
          <draw:frame draw:style-name="gr2" draw:layer="layout" svg:width="6.137cm" svg:height="1.153cm" svg:x="8.463cm" svg:y="17.847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 draw:id="id1">
          <draw:rect draw:style-name="gr1" draw:text-style-name="P1" draw:layer="layout" svg:width="6.75cm" svg:height="1.5cm" svg:x="3.8cm" svg:y="13.632cm">
            <text:p/>
          </draw:rect>
          <draw:frame draw:style-name="gr2" draw:layer="layout" svg:width="6.574cm" svg:height="1.045cm" svg:x="3.9cm" svg:y="13.882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connector draw:style-name="gr3" draw:text-style-name="P1" draw:layer="layout" svg:x1="10.55cm" svg:y1="14.382cm" svg:x2="11.5cm" svg:y2="16.882cm" draw:start-shape="id1" draw:start-glue-point="1" draw:end-shape="id2" draw:end-glue-point="0" svg:d="m10550 14382h950v2500">
          <text:p/>
        </draw:connector>
        <draw:connector draw:style-name="gr3" draw:text-style-name="P1" draw:layer="layout" svg:x1="12.5cm" svg:y1="14.382cm" svg:x2="11.5cm" svg:y2="16.882cm" draw:start-shape="id3" draw:start-glue-point="3" draw:end-shape="id2" draw:end-glue-point="0" svg:d="m12500 14382h-1000v2500">
          <text:p/>
        </draw:connector>
        <draw:g draw:id="id3">
          <draw:custom-shape draw:style-name="gr4" draw:text-style-name="P1" draw:layer="layout" svg:width="7.25cm" svg:height="1.5cm" svg:x="12.5cm" svg:y="13.6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7.32cm" svg:height="1.16cm" svg:x="12.5cm" svg:y="13.7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 draw:id="id4">
          <draw:custom-shape draw:style-name="gr5" draw:text-style-name="P1" draw:layer="layout" svg:width="5.25cm" svg:height="1.5cm" svg:x="1cm" svg:y="17.6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layer="layout" svg:width="5.311cm" svg:height="1.161cm" svg:x="1.021cm" svg:y="17.844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connector draw:style-name="gr3" draw:text-style-name="P1" draw:layer="layout" svg:x1="6.332cm" svg:y1="18.382cm" svg:x2="7.75cm" svg:y2="18.382cm" draw:start-shape="id4" draw:start-glue-point="1" draw:end-shape="id5" draw:end-glue-point="3" svg:d="m6332 18382h1418">
          <text:p/>
        </draw:connector>
        <draw:frame draw:style-name="gr6" draw:text-style-name="P2" draw:layer="layout" svg:width="4.5cm" svg:height="0.882cm" svg:x="12.5cm" svg:y="12.75cm">
          <draw:text-box>
            <text:p><text:span text:style-name="T1">Training Data</text:span></text:p>
          </draw:text-box>
        </draw:frame>
        <draw:frame draw:style-name="gr7" draw:text-style-name="P2" draw:layer="layout" svg:width="5.25cm" svg:height="0.882cm" svg:x="1cm" svg:y="16.75cm">
          <draw:text-box>
            <text:p><text:span text:style-name="T1">New Observation</text:span></text:p>
          </draw:text-box>
        </draw:frame>
        <draw:custom-shape draw:style-name="gr5" draw:text-style-name="P1" draw:id="id6" draw:layer="layout" svg:width="4.5cm" svg:height="1.5cm" svg:x="17cm" svg:y="17.6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865cm" svg:height="1.045cm" svg:x="18.25cm" svg:y="17.83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2" draw:layer="layout" svg:width="5.25cm" svg:height="0.882cm" svg:x="17cm" svg:y="16.75cm">
          <draw:text-box>
            <text:p><text:span text:style-name="T1">Class Prediction</text:span></text:p>
          </draw:text-box>
        </draw:frame>
        <draw:connector draw:style-name="gr3" draw:text-style-name="P1" draw:layer="layout" svg:x1="15.25cm" svg:y1="18.382cm" svg:x2="17cm" svg:y2="18.382cm" draw:start-shape="id2" draw:start-glue-point="1" draw:end-shape="id6" draw:end-glue-point="3" svg:d="m15250 18382h1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Alfred Truong</meta:initial-creator>
    <meta:creation-date>2007-01-24T11:47:54</meta:creation-date>
    <dc:creator>Alfred Truong</dc:creator>
    <dc:date>2009-02-10T15:48:58.02</dc:date>
    <dc:language>en-GB</dc:language>
    <meta:editing-cycles>20</meta:editing-cycles>
    <meta:editing-duration>PT01H29M38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Classifier</math:mi>
        <math:mi math:fontstyle="italic">Trained</math:mi>
      </math:msub>
      <math:mrow>
        <math:mo math:stretchy="false">(</math:mo>
        <math:mover math:accent="true">
          <math:mo math:stretchy="false">Θ</math:mo>
          <math:mo math:stretchy="false">ˆ</math:mo>
        </math:mover>
        <math:mo math:stretchy="false">)</math:mo>
      </math:mrow>
    </math:mrow>
    <math:annotation math:encoding="StarMath 5.0">Classifier_{Trained}( hat %THETA 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Classifier</math:mi>
        <math:mi math:fontstyle="italic">Untrained</math:mi>
      </math:msub>
      <math:mrow>
        <math:mo math:stretchy="false">(</math:mo>
        <math:mo math:stretchy="false">Θ</math:mo>
        <math:mo math:stretchy="false">)</math:mo>
      </math:mrow>
    </math:mrow>
    <math:annotation math:encoding="StarMath 5.0">Classifier_{Untrained}( %THETA 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T</math:mo>
      <math:mo math:stretchy="false">=</math:mo>
      <math:msubsup>
        <math:mrow>
          <math:mo math:stretchy="false">(</math:mo>
          <math:mrow>
            <math:msup>
              <math:mi>C</math:mi>
              <math:mi>i</math:mi>
            </math:msup>
            <math:mi>,</math:mi>
            <math:msubsup>
              <math:mi>X</math:mi>
              <math:mn>1</math:mn>
              <math:mi>i</math:mi>
            </math:msubsup>
            <math:mi>,</math:mi>
            <math:mo math:stretchy="false">…</math:mo>
            <math:mi>,</math:mi>
            <math:msubsup>
              <math:mi>X</math:mi>
              <math:mi>p</math:mi>
              <math:mi>i</math:mi>
            </math:msubsup>
          </math:mrow>
          <math:mo math:stretchy="false">)</math:mo>
        </math:mrow>
        <math:mrow>
          <math:mi>i</math:mi>
          <math:mo math:stretchy="false">=</math:mo>
          <math:mn>1</math:mn>
        </math:mrow>
        <math:mi>N</math:mi>
      </math:msubsup>
    </math:mrow>
    <math:annotation math:encoding="StarMath 5.0">%TAU = (C^i,X_1^i,dotslow,X_p^i )_{i=1}^N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sup>
          <math:mi>X</math:mi>
          <math:mn>1</math:mn>
          <math:mi math:fontstyle="italic">new</math:mi>
        </math:msubsup>
        <math:mi>,</math:mi>
        <math:mo math:stretchy="false">…</math:mo>
        <math:mi>,</math:mi>
        <math:msubsup>
          <math:mi>X</math:mi>
          <math:mi>p</math:mi>
          <math:mi math:fontstyle="italic">new</math:mi>
        </math:msubsup>
      </math:mrow>
      <math:mo math:stretchy="false">)</math:mo>
    </math:mrow>
    <math:annotation math:encoding="StarMath 5.0">(X_1^{new},dotslow,X_p^{new}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p>
      <math:mi>C</math:mi>
      <math:mi math:fontstyle="italic">pred</math:mi>
    </math:msup>
    <math:annotation math:encoding="StarMath 5.0">C^{pred}</math:annotation>
  </math:semantics>
</math:math>
</file>